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Monospace" svg:font-family="Monospace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officeooo:rsid="00063d5b" officeooo:paragraph-rsid="00063d5b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font-weight="bold" officeooo:rsid="0007547b" officeooo:paragraph-rsid="0007547b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font-weight="normal" officeooo:rsid="00063d5b" officeooo:paragraph-rsid="00063d5b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normal" officeooo:rsid="0007547b" officeooo:paragraph-rsid="0007547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weight="normal" officeooo:rsid="00089570" officeooo:paragraph-rsid="0008957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090f6e" officeooo:paragraph-rsid="00090f6e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09be39" officeooo:paragraph-rsid="0009be39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b0867" officeooo:paragraph-rsid="000b086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c5bbd" officeooo:paragraph-rsid="000c5bb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f8620" officeooo:paragraph-rsid="000f8620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1c79e4" officeooo:paragraph-rsid="001e5503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a9e32" officeooo:paragraph-rsid="000a9e3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240273" officeooo:paragraph-rsid="00240273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officeooo:rsid="00063d5b" officeooo:paragraph-rsid="00063d5b" style:font-size-asian="11pt" style:font-size-complex="11pt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1pt" officeooo:paragraph-rsid="000f8620" style:font-size-asian="11pt" style:font-size-complex="11pt"/>
    </style:style>
    <style:style style:name="P16" style:family="paragraph" style:parent-style-name="Standard" style:list-style-name="L10">
      <style:paragraph-properties fo:text-align="start" style:justify-single-word="false"/>
      <style:text-properties fo:font-size="11pt" officeooo:paragraph-rsid="0018d1d8" style:font-size-asian="11pt" style:font-size-complex="11pt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a9e32" officeooo:paragraph-rsid="000a9e32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063d5b" officeooo:paragraph-rsid="00063d5b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07547b" officeooo:paragraph-rsid="0007547b" style:font-size-asian="11pt" style:font-weight-asian="normal" style:font-size-complex="11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07547b" officeooo:paragraph-rsid="0007547b" style:font-size-asian="11pt" style:font-weight-asian="normal" style:font-size-complex="11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Calibri" fo:font-size="11pt" fo:font-weight="normal" officeooo:rsid="00089570" officeooo:paragraph-rsid="00089570" style:font-size-asian="11pt" style:font-weight-asian="normal" style:font-size-complex="11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089570" officeooo:paragraph-rsid="00089570" style:font-size-asian="11pt" style:font-weight-asian="normal" style:font-size-complex="11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090f6e" officeooo:paragraph-rsid="00090f6e" style:font-size-asian="11pt" style:font-weight-asian="normal" style:font-size-complex="11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09be39" officeooo:paragraph-rsid="0009be39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09be39" officeooo:paragraph-rsid="0009be39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0bc304" officeooo:paragraph-rsid="000bc304" style:font-size-asian="11pt" style:font-weight-asian="normal" style:font-size-complex="11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0c5bbd" officeooo:paragraph-rsid="000c5bbd" style:font-size-asian="11pt" style:font-weight-asian="normal" style:font-size-complex="11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Calibri" fo:font-size="11pt" style:text-underline-style="none" fo:font-weight="normal" officeooo:rsid="000c5bbd" officeooo:paragraph-rsid="000c5bbd" style:font-size-asian="11pt" style:font-weight-asian="normal" style:font-size-complex="11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Calibri" fo:font-size="11pt" style:text-underline-style="none" fo:font-weight="normal" officeooo:rsid="002699d6" officeooo:paragraph-rsid="002699d6" style:font-size-asian="11pt" style:font-weight-asian="normal" style:font-size-complex="11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Calibri" fo:font-size="11pt" style:text-underline-style="none" fo:font-weight="normal" officeooo:rsid="000b0867" officeooo:paragraph-rsid="000b0867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Calibri" fo:font-size="11pt" style:text-underline-style="none" fo:font-weight="normal" officeooo:rsid="00111eee" officeooo:paragraph-rsid="00111eee" style:font-size-asian="11pt" style:font-weight-asian="normal" style:font-size-complex="11pt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normal" officeooo:rsid="000f8620" officeooo:paragraph-rsid="000f8620" style:font-size-asian="11pt" style:font-weight-asian="normal" style:font-size-complex="11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normal" officeooo:rsid="001c8b76" officeooo:paragraph-rsid="001c8b76" style:font-size-asian="11pt" style:font-weight-asian="normal" style:font-size-complex="11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normal" officeooo:rsid="001635ae" officeooo:paragraph-rsid="001635ae" style:font-size-asian="11pt" style:font-weight-asian="normal" style:font-size-complex="11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normal" officeooo:rsid="0017ee60" officeooo:paragraph-rsid="0017ee60" style:font-size-asian="11pt" style:font-weight-asian="normal" style:font-size-complex="11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normal" officeooo:rsid="0014a67f" officeooo:paragraph-rsid="0014a67f" style:font-size-asian="11pt" style:font-weight-asian="normal" style:font-size-complex="11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normal" officeooo:rsid="001b9ff1" officeooo:paragraph-rsid="001b9ff1" style:font-size-asian="11pt" style:font-weight-asian="normal" style:font-size-complex="11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normal" officeooo:rsid="001c79e4" officeooo:paragraph-rsid="001e5503" style:font-size-asian="11pt" style:font-weight-asian="normal" style:font-size-complex="11pt" style:font-weight-complex="normal"/>
    </style:style>
    <style:style style:name="P39" style:family="paragraph" style:parent-style-name="Standard" style:list-style-name="L11">
      <style:paragraph-properties fo:text-align="start" style:justify-single-word="false"/>
      <style:text-properties style:font-name="Calibri" fo:font-size="11pt" style:text-underline-style="none" fo:font-weight="normal" officeooo:rsid="00240273" officeooo:paragraph-rsid="00240273" style:font-size-asian="11pt" style:font-weight-asian="normal" style:font-size-complex="11pt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style:font-name="Calibri" fo:font-size="11pt" style:text-underline-style="none" fo:font-weight="normal" officeooo:rsid="000a9e32" officeooo:paragraph-rsid="000a9e32" style:font-size-asian="11pt" style:font-weight-asian="normal" style:font-size-complex="11pt" style:font-weight-complex="normal"/>
    </style:style>
    <style:style style:name="P41" style:family="paragraph" style:parent-style-name="Standard" style:list-style-name="L12">
      <style:paragraph-properties fo:text-align="start" style:justify-single-word="false"/>
      <style:text-properties style:font-name="Calibri" fo:font-size="11pt" style:text-underline-style="none" fo:font-weight="normal" officeooo:rsid="00229a71" officeooo:paragraph-rsid="00229a71" style:font-size-asian="11pt" style:font-weight-asian="normal" style:font-size-complex="11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Calibri" fo:font-size="11pt" style:text-underline-style="none" fo:font-weight="bold" officeooo:rsid="000c5bbd" officeooo:paragraph-rsid="000c5bbd" style:font-size-asian="11pt" style:font-weight-asian="bold" style:font-size-complex="11pt" style:font-weight-complex="bold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Calibri" fo:font-size="11pt" style:text-underline-style="none" fo:font-weight="bold" officeooo:rsid="0021e882" officeooo:paragraph-rsid="0021e882" style:font-size-asian="11pt" style:font-weight-asian="bold" style:font-size-complex="11pt" style:font-weight-complex="bold"/>
    </style:style>
    <style:style style:name="P44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bold" officeooo:rsid="00134908" officeooo:paragraph-rsid="00134908" style:font-size-asian="11pt" style:font-weight-asian="bold" style:font-size-complex="11pt" style:font-weight-complex="bold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Calibri" fo:font-size="11pt" style:text-underline-style="none" fo:font-weight="bold" officeooo:rsid="00134908" officeooo:paragraph-rsid="0014a67f" style:font-size-asian="11pt" style:font-weight-asian="bold" style:font-size-complex="11pt" style:font-weight-complex="bold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bold" officeooo:rsid="0017ee60" officeooo:paragraph-rsid="0018d1d8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bold" officeooo:rsid="0018d1d8" officeooo:paragraph-rsid="0018d1d8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bold" officeooo:rsid="0018d1d8" officeooo:paragraph-rsid="001cedad" style:font-size-asian="11pt" style:font-style-asian="italic" style:font-weight-asian="bold" style:font-size-complex="11pt" style:font-style-complex="italic" style:font-weight-complex="bold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normal" officeooo:rsid="0018d1d8" officeooo:paragraph-rsid="001cedad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normal" officeooo:rsid="001dca1e" officeooo:paragraph-rsid="001dca1e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normal" officeooo:rsid="001e5503" officeooo:paragraph-rsid="001e5503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normal" officeooo:rsid="001c8b76" officeooo:paragraph-rsid="001c8b76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normal" officeooo:rsid="001fa62e" officeooo:paragraph-rsid="001fa62e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style:font-name="Calibri" fo:font-size="11pt" fo:font-style="italic" style:text-underline-style="none" fo:font-weight="normal" officeooo:rsid="0020b9ec" officeooo:paragraph-rsid="0020b9ec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 style:list-style-name="L15">
      <style:paragraph-properties fo:text-align="start" style:justify-single-word="false"/>
      <style:text-properties style:font-name="Calibri" fo:font-size="11pt" fo:font-style="italic" style:text-underline-style="solid" style:text-underline-width="auto" style:text-underline-color="font-color" fo:font-weight="normal" officeooo:rsid="003050bc" officeooo:paragraph-rsid="003050bc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 style:list-style-name="L15">
      <style:paragraph-properties fo:text-align="start" style:justify-single-word="false"/>
      <style:text-properties style:font-name="Calibri" fo:font-size="11pt" fo:font-style="italic" style:text-underline-style="solid" style:text-underline-width="auto" style:text-underline-color="font-color" fo:font-weight="normal" officeooo:rsid="00321646" officeooo:paragraph-rsid="00321646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273d95" officeooo:paragraph-rsid="00273d95" style:font-size-asian="11pt" style:font-weight-asian="bold" style:font-size-complex="11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303d81" officeooo:paragraph-rsid="00303d81" style:font-size-asian="11pt" style:font-weight-asian="bold" style:font-size-complex="11pt" style:font-weight-complex="bold"/>
    </style:style>
    <style:style style:name="P59" style:family="paragraph" style:parent-style-name="Standard" style:list-style-name="L13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normal" officeooo:rsid="00273d95" officeooo:paragraph-rsid="00273d95" style:font-size-asian="11pt" style:font-weight-asian="normal" style:font-size-complex="11pt" style:font-weight-complex="normal"/>
    </style:style>
    <style:style style:name="P60" style:family="paragraph" style:parent-style-name="Standard" style:list-style-name="L15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normal" officeooo:rsid="00303d81" officeooo:paragraph-rsid="00303d81" style:font-size-asian="11pt" style:font-weight-asian="normal" style:font-size-complex="11pt" style:font-weight-complex="normal"/>
    </style:style>
    <style:style style:name="P61" style:family="paragraph" style:parent-style-name="Standard" style:list-style-name="L14">
      <style:paragraph-properties fo:text-align="start" style:justify-single-word="false"/>
      <style:text-properties officeooo:rsid="00273d95" officeooo:paragraph-rsid="00273d95"/>
    </style:style>
    <style:style style:name="P62" style:family="paragraph" style:parent-style-name="Standard" style:list-style-name="L14">
      <style:paragraph-properties fo:text-align="start" style:justify-single-word="false"/>
      <style:text-properties officeooo:rsid="0028ce15" officeooo:paragraph-rsid="0028ce15"/>
    </style:style>
    <style:style style:name="P63" style:family="paragraph" style:parent-style-name="Standard" style:list-style-name="L14">
      <style:paragraph-properties fo:text-align="start" style:justify-single-word="false"/>
      <style:text-properties officeooo:rsid="002a4124" officeooo:paragraph-rsid="002a4124"/>
    </style:style>
    <style:style style:name="P64" style:family="paragraph" style:parent-style-name="Standard" style:list-style-name="L14">
      <style:paragraph-properties fo:text-align="start" style:justify-single-word="false"/>
      <style:text-properties officeooo:rsid="002e4c1f" officeooo:paragraph-rsid="002e4c1f"/>
    </style:style>
    <style:style style:name="P65" style:family="paragraph" style:parent-style-name="Standard" style:list-style-name="L14">
      <style:paragraph-properties fo:text-align="start" style:justify-single-word="false"/>
      <style:text-properties fo:font-style="italic" fo:font-weight="bold" officeooo:rsid="002e4c1f" officeooo:paragraph-rsid="002e4c1f" style:font-style-asian="italic" style:font-weight-asian="bold" style:font-style-complex="italic" style:font-weight-complex="bold"/>
    </style:style>
    <style:style style:name="P66" style:family="paragraph" style:parent-style-name="Standard" style:list-style-name="L14">
      <style:paragraph-properties fo:text-align="start" style:justify-single-word="false"/>
      <style:text-properties officeooo:rsid="002fee0a" officeooo:paragraph-rsid="002fee0a"/>
    </style:style>
    <style:style style:name="P6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Calibri" fo:font-size="11pt" style:text-underline-style="none" fo:font-weight="normal" officeooo:rsid="0009be39" officeooo:paragraph-rsid="0009be39" style:font-size-asian="11pt" style:font-weight-asian="normal" style:font-size-complex="11pt" style:font-weight-complex="normal"/>
    </style:style>
    <style:style style:name="T1" style:family="text">
      <style:text-properties style:font-name="Calibri" fo:font-weight="normal" style:font-weight-asian="normal" style:font-weight-complex="normal"/>
    </style:style>
    <style:style style:name="T2" style:family="text">
      <style:text-properties style:font-name="Calibri" fo:font-weight="normal" officeooo:rsid="00063d5b" style:font-weight-asian="normal" style:font-weight-complex="normal"/>
    </style:style>
    <style:style style:name="T3" style:family="text">
      <style:text-properties style:font-name="Calibri" style:text-underline-style="none" fo:font-weight="normal" style:font-weight-asian="normal" style:font-weight-complex="normal"/>
    </style:style>
    <style:style style:name="T4" style:family="text">
      <style:text-properties style:font-name="Calibri" style:text-underline-style="none" fo:font-weight="normal" officeooo:rsid="000bc304" style:font-weight-asian="normal" style:font-weight-complex="normal"/>
    </style:style>
    <style:style style:name="T5" style:family="text">
      <style:text-properties style:font-name="Calibri" style:text-underline-style="none" fo:font-weight="normal" officeooo:rsid="0017ee60" style:font-weight-asian="normal" style:font-weight-complex="normal"/>
    </style:style>
    <style:style style:name="T6" style:family="text">
      <style:text-properties style:font-name="Calibri" style:text-underline-style="none" fo:font-weight="normal" officeooo:rsid="000f8620" style:font-weight-asian="normal" style:font-weight-complex="normal"/>
    </style:style>
    <style:style style:name="T7" style:family="text">
      <style:text-properties style:font-name="Calibri" style:text-underline-style="none" fo:font-weight="normal" officeooo:rsid="001a9f1d" style:font-weight-asian="normal" style:font-weight-complex="normal"/>
    </style:style>
    <style:style style:name="T8" style:family="text">
      <style:text-properties style:font-name="Calibri" style:text-underline-style="none" fo:font-weight="normal" officeooo:rsid="001c8b76" style:font-weight-asian="normal" style:font-weight-complex="normal"/>
    </style:style>
    <style:style style:name="T9" style:family="text">
      <style:text-properties style:font-name="Calibri" style:text-underline-style="none" fo:font-weight="normal" officeooo:rsid="0018d1d8" style:font-weight-asian="normal" style:font-weight-complex="normal"/>
    </style:style>
    <style:style style:name="T10" style:family="text">
      <style:text-properties style:font-name="Calibri" style:text-underline-style="none" fo:font-weight="normal" officeooo:rsid="002352c9" style:font-weight-asian="normal" style:font-weight-complex="normal"/>
    </style:style>
    <style:style style:name="T11" style:family="text">
      <style:text-properties style:font-name="Calibri" style:text-underline-style="none" fo:font-weight="bold" officeooo:rsid="001c8b76" style:font-weight-asian="bold" style:font-weight-complex="bold"/>
    </style:style>
    <style:style style:name="T12" style:family="text"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style:font-name="Calibri" fo:font-size="11pt" style:text-underline-style="none" fo:font-weight="normal" officeooo:rsid="00273d95" style:font-size-asian="11pt" style:font-weight-asian="normal" style:font-size-complex="11pt" style:font-weight-complex="normal"/>
    </style:style>
    <style:style style:name="T14" style:family="text">
      <style:text-properties style:font-name="Calibri" fo:font-size="11pt" style:text-underline-style="none" fo:font-weight="normal" officeooo:rsid="002be5bb" style:font-size-asian="11pt" style:font-weight-asian="normal" style:font-size-complex="11pt" style:font-weight-complex="normal"/>
    </style:style>
    <style:style style:name="T15" style:family="text">
      <style:text-properties style:font-name="Calibri" fo:font-size="11pt" style:text-underline-style="none" style:font-size-asian="11pt" style:font-size-complex="11pt"/>
    </style:style>
    <style:style style:name="T16" style:family="text">
      <style:text-properties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alibri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dc940" style:font-weight-asian="normal" style:font-weight-complex="normal"/>
    </style:style>
    <style:style style:name="T20" style:family="text">
      <style:text-properties fo:font-weight="normal" officeooo:rsid="0014989e" style:font-weight-asian="normal" style:font-weight-complex="normal"/>
    </style:style>
    <style:style style:name="T21" style:family="text">
      <style:text-properties fo:font-weight="normal" officeooo:rsid="0014a67f" style:font-weight-asian="normal" style:font-weight-complex="normal"/>
    </style:style>
    <style:style style:name="T22" style:family="text">
      <style:text-properties fo:font-weight="normal" officeooo:rsid="001cedad" style:font-weight-asian="normal" style:font-weight-complex="normal"/>
    </style:style>
    <style:style style:name="T23" style:family="text">
      <style:text-properties fo:font-weight="normal" officeooo:rsid="0021e882" style:font-weight-asian="normal" style:font-weight-complex="normal"/>
    </style:style>
    <style:style style:name="T24" style:family="text">
      <style:text-properties officeooo:rsid="000f862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cedad"/>
    </style:style>
    <style:style style:name="T27" style:family="text">
      <style:text-properties officeooo:rsid="001dca1e"/>
    </style:style>
    <style:style style:name="T28" style:family="text">
      <style:text-properties fo:font-style="normal" officeooo:rsid="0017ee60" style:font-style-asian="normal" style:font-style-complex="normal"/>
    </style:style>
    <style:style style:name="T29" style:family="text">
      <style:text-properties fo:font-style="normal" officeooo:rsid="001e5503" style:font-style-asian="normal" style:font-style-complex="normal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officeooo:rsid="001fa62e"/>
    </style:style>
    <style:style style:name="T32" style:family="text">
      <style:text-properties officeooo:rsid="00220803"/>
    </style:style>
    <style:style style:name="T33" style:family="text">
      <style:text-properties officeooo:rsid="002699d6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officeooo:rsid="003050bc"/>
    </style:style>
    <style:style style:name="T37" style:family="text">
      <style:text-properties style:text-underline-style="none" officeooo:rsid="003216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ang code structure</text:p>
      <text:p text:style-name="P1"/>
      <text:p text:style-name="P3">ClusterAnomalyFinder</text:p>
      <text:list xml:id="list4916128897303519222" text:style-name="L1">
        <text:list-item>
          <text:p text:style-name="P14"><text:span text:style-name="T2">T</text:span><text:span text:style-name="T1">ake clusters as inputs</text:span></text:p>
        </text:list-item>
        <text:list-item>
          <text:p text:style-name="P18">Do not use LRT test to assess anomalousness of clusters</text:p>
        </text:list-item>
        <text:list-item>
          <text:p text:style-name="P18">Instead uses gini value and size of clusters to rank them</text:p>
        </text:list-item>
      </text:list>
      <text:p text:style-name="P3"/>
      <text:p text:style-name="P4">AnomalyDetector.java</text:p>
      <text:list xml:id="list7363284808189384858" text:style-name="L2">
        <text:list-item>
          <text:p text:style-name="P19">Reads data</text:p>
        </text:list-item>
        <text:list-item>
          <text:p text:style-name="P19">Build clusters</text:p>
        </text:list-item>
        <text:list-item>
          <text:p text:style-name="P19">Associate clusters with their generalized neighborhood</text:p>
        </text:list-item>
        <text:list-item>
          <text:p text:style-name="P19">Assess anomalousness of clusters with LRT test</text:p>
        </text:list-item>
        <text:list-item>
          <text:p text:style-name="P19">Outputs anomalous clusters</text:p>
        </text:list-item>
      </text:list>
      <text:p text:style-name="P4"/>
      <text:p text:style-name="P5">stat/TestStatistic.java</text:p>
      <text:list xml:id="list2621750017660895868" text:style-name="L3">
        <text:list-item>
          <text:p text:style-name="P21">Implements parts of SaTScan</text:p>
        </text:list-item>
        <text:list-item>
          <text:p text:style-name="P21">For global anomalies, uses a fixed baseline for each cell</text:p>
        </text:list-item>
        <text:list-item>
          <text:p text:style-name="P21"/>
        </text:list-item>
      </text:list>
      <text:p text:style-name="P4"/>
      <text:p text:style-name="P2">Remarks</text:p>
      <text:list xml:id="list8478485500710869922" text:style-name="L4">
        <text:list-item>
          <text:p text:style-name="P20">“For cab data” in SATScanAnomalyDetector → not in paper but investigated?</text:p>
        </text:list-item>
        <text:list-item>
          <text:p text:style-name="P22">SaTScan → only with circles → less interesting, do not try to understand implementation of SaTScan</text:p>
        </text:list-item>
      </text:list>
      <text:p text:style-name="P5"/>
      <text:p text:style-name="P6">Structure of AnomalyDetector.java</text:p>
      <text:list xml:id="list1713844997836812088" text:style-name="L5">
        <text:list-item>
          <text:p text:style-name="P23">Can aggregate points into grid? → parser.fillPointData(grid)</text:p>
        </text:list-item>
        <text:list-item>
          <text:p text:style-name="P23">Outputs Average Cluster Size → nice feature</text:p>
        </text:list-item>
        <text:list-item>
          <text:p text:style-name="P24">Main functions</text:p>
          <text:list>
            <text:list-item>
              <text:p text:style-name="P17"><text:span text:style-name="T3">parser.fill</text:span><text:span text:style-name="T4">GridData</text:span><text:span text:style-name="T3">: create input grid</text:span></text:p>
              <text:list>
                <text:list-item>
                  <text:p text:style-name="P26">To be adapted with own input.txt files and grid data</text:p>
                </text:list-item>
                <text:list-item>
                  <text:p text:style-name="P27">output: GridData(i,r,c)</text:p>
                </text:list-item>
              </text:list>
            </text:list-item>
            <text:list-item>
              <text:p text:style-name="P24">giniCalc.getClustersByBestFirst(grid, clusters)</text:p>
              <text:list>
                <text:list-item>
                  <text:p text:style-name="P27">output: <text:span text:style-name="T33">Vector&lt;Cluster&gt;</text:span></text:p>
                  <text:list>
                    <text:list-item>
                      <text:p text:style-name="P29">Cluster = Hashset&lt;Integer&gt; where Integer is the ST cell’s hashkey</text:p>
                    </text:list-item>
                  </text:list>
                </text:list-item>
              </text:list>
            </text:list-item>
            <text:list-item>
              <text:p text:style-name="P24">stat.findLocalAnomalies(clusters, gridDataClone, anomalies)</text:p>
            </text:list-item>
          </text:list>
        </text:list-item>
      </text:list>
      <text:p text:style-name="P7"/>
      <text:p text:style-name="P8">Input: GridData.java</text:p>
      <text:list xml:id="list7379413604650299101" text:style-name="L6">
        <text:list-item>
          <text:p text:style-name="P30">HashMap used to store grid data <text:span text:style-name="T24">dataMatrix = &lt;key,value&gt;</text:span></text:p>
          <text:list>
            <text:list-item>
              <text:p text:style-name="P31">hash_function(i,r,c) = i x rows x cols + r x cols + c</text:p>
            </text:list-item>
          </text:list>
        </text:list-item>
        <text:list-item>
          <text:p text:style-name="P31">Cluster = hashset of cell ids integer</text:p>
        </text:list-item>
      </text:list>
      <text:p text:style-name="P7"/>
      <text:p text:style-name="P9">Parameters</text:p>
      <text:list xml:id="list2099768737425536563" text:style-name="L7">
        <text:list-item>
          <text:p text:style-name="P28">GridData</text:p>
          <text:list>
            <text:list-item>
              <text:p text:style-name="P28">Size of the ST grid: intervals / rows / cols</text:p>
            </text:list-item>
          </text:list>
        </text:list-item>
        <text:list-item>
          <text:p text:style-name="P28">GiniCalculator</text:p>
          <text:list>
            <text:list-item>
              <text:p text:style-name="P28">Cluster Size = 500</text:p>
            </text:list-item>
            <text:list-item>
              <text:p text:style-name="P42"><text:span text:style-name="T18">Gini threshold = </text:span><text:span text:style-name="T19">set to 0.001 → after this the cluster will not be expanded</text:span></text:p>
              <text:list>
                <text:list-item>
                  <text:p text:style-name="P43"><text:span text:style-name="T19">D</text:span><text:span text:style-name="T18">etermine how heterogeneous the cluster can be</text:span></text:p>
                </text:list-item>
              </text:list>
            </text:list-item>
          </text:list>
        </text:list-item>
      </text:list>
      <text:p text:style-name="P7"/>
      <text:p text:style-name="P10">Clustering algorithm</text:p>
      <text:list xml:id="list3598357114648106492" text:style-name="L8">
        <text:list-item>
          <text:p text:style-name="P32"><text:soft-page-break/>Take first cell, create first cluster</text:p>
        </text:list-item>
        <text:list-item>
          <text:p text:style-name="P33">While (cluster size &lt; bound and valid neighbor vector)</text:p>
        </text:list-item>
      </text:list>
      <text:list xml:id="list7433306247652428653" text:style-name="L9">
        <text:list-item>
          <text:list>
            <text:list-item>
              <text:p text:style-name="P15"><text:span text:style-name="T5">Determine adjacent ST neighborhood → </text:span><text:span text:style-name="T6">find3DNeighbors</text:span></text:p>
            </text:list-item>
          </text:list>
        </text:list-item>
      </text:list>
      <text:list xml:id="list200258185087100" text:continue-list="list3598357114648106492" text:style-name="L8">
        <text:list-item>
          <text:list>
            <text:list-item>
              <text:list>
                <text:list-item>
                  <text:p text:style-name="P34">Determine cluster start and end time</text:p>
                </text:list-item>
                <text:list-item>
                  <text:p text:style-name="P34">Determine startSurfaceCells</text:p>
                </text:list-item>
                <text:list-item>
                  <text:p text:style-name="P34">Determine before-start surface cells and add it wo neighbors3D</text:p>
                </text:list-item>
                <text:list-item>
                  <text:p text:style-name="P34">Determine after-end surface cells and add it to neighbors3D</text:p>
                </text:list-item>
                <text:list-item>
                  <text:p text:style-name="P35">Determine adjacent cells for all time steps = ‘bars’ and add them to neighbors3D</text:p>
                  <text:list>
                    <text:list-item>
                      <text:p text:style-name="P44"><text:span text:style-name="T18">findSurfaceNeighbor</text:span><text:span text:style-name="T20">s → adjacent spatial cells of the cluster</text:span></text:p>
                      <text:list>
                        <text:list-item>
                          <text:p text:style-name="P45"><text:span text:style-name="T18">findSpatial3DNeighbors(cell,neighbors,grid): </text:span><text:span text:style-name="T21">add all the adjacent cells of every cell in the surface to neighbors </text:span></text:p>
                        </text:list-item>
                        <text:list-item>
                          <text:p text:style-name="P36">then remove all the cell in the surface from neighbors</text:p>
                        </text:list-item>
                      </text:list>
                    </text:list-item>
                  </text:list>
                </text:list-item>
                <text:list-item>
                  <text:p text:style-name="P37">neighbors3D is hashset&lt;Vector&lt;Integer&gt;&gt;</text:p>
                  <text:list>
                    <text:list-item>
                      <text:p text:style-name="P37">one vector for the whole before-start surface</text:p>
                    </text:list-item>
                    <text:list-item>
                      <text:p text:style-name="P37">one vector for the whole after-end surface</text:p>
                    </text:list-item>
                    <text:list-item>
                      <text:p text:style-name="P37">one vector for each adjacent bar (one location, multiple time steps)</text:p>
                    </text:list-item>
                  </text:list>
                </text:list-item>
              </text:list>
            </text:list-item>
          </text:list>
        </text:list-item>
      </text:list>
      <text:list xml:id="list1934815343479810301" text:style-name="L10">
        <text:list-item>
          <text:list>
            <text:list-item>
              <text:p text:style-name="P16"><text:span text:style-name="T7">From the adjacent neighborhood, </text:span><text:span text:style-name="T8">add the </text:span><text:span text:style-name="T9">Best3DNeighbor </text:span><text:span text:style-name="T8">= neighbor </text:span><text:span text:style-name="T11">vector</text:span><text:span text:style-name="T9"> </text:span><text:span text:style-name="T8">(bef-st or aft-end surface or single location bar) </text:span><text:span text:style-name="T7">which best increases the gini index, </text:span><text:span text:style-name="T10">only added if gini index remains below threshold</text:span></text:p>
            </text:list-item>
          </text:list>
        </text:list-item>
      </text:list>
      <text:list xml:id="list200257304136515" text:continue-list="list200258185087100" text:style-name="L8">
        <text:list-item>
          <text:list>
            <text:list-item>
              <text:list>
                <text:list-item>
                  <text:p text:style-name="P38">Consider one neighbor3D vector at a time → before-start / after-end surface / single location bar</text:p>
                  <text:p text:style-name="P38"/>
                </text:list-item>
              </text:list>
            </text:list-item>
          </text:list>
        </text:list-item>
      </text:list>
      <text:p text:style-name="P11"><text:span text:style-name="T28">Remarks </text:span><text:span text:style-name="T29">on clustering algorithm</text:span></text:p>
      <text:list xml:id="list200256945639136" text:continue-numbering="true" text:style-name="L8">
        <text:list-item>
          <text:p text:style-name="P46"><text:span text:style-name="T22">N</text:span><text:span text:style-name="T18">o surface / bar is added when a single cell of the surface or the bar is missing</text:span></text:p>
        </text:list-item>
        <text:list-item>
          <text:p text:style-name="P47"><text:span text:style-name="T18">Condition to stop growing clustering: </text:span>size bound<text:span text:style-name="T18"> (OR !isValid(neighbor)) </text:span><text:span text:style-name="T23">OR the best possible extended cluster has a gini index above threshold</text:span></text:p>
          <text:list>
            <text:list-header>
              <text:p text:style-name="P48"><text:span text:style-name="T18">→ </text:span>ARBITRARY SIZE OF CLUSTERS</text:p>
              <text:p text:style-name="P48">→<text:span text:style-name="T26"> </text:span><text:span text:style-name="T22">No automatic way to detect best size of clusters</text:span></text:p>
              <text:list>
                <text:list-item>
                  <text:list>
                    <text:list-item>
                      <text:p text:style-name="P49">// <text:span text:style-name="T27">Size bound for SaTScan → independent space and time bounds</text:span></text:p>
                    </text:list-item>
                    <text:list-item>
                      <text:p text:style-name="P50">Here, the size bound limits the number of cells, not taking space or time dimensions into account, but maybe easily adaptable</text:p>
                      <text:list>
                        <text:list-item>
                          <text:p text:style-name="P51">Adaptation: </text:p>
                          <text:list>
                            <text:list-item>
                              <text:p text:style-name="P51">if space extension &lt; bound &amp; time extension&lt;bound → normal</text:p>
                            </text:list-item>
                            <text:list-item>
                              <text:p text:style-name="P51">if space extension &lt; bound &amp; time extension &gt;= bound → only consider adjacent bars</text:p>
                            </text:list-item>
                            <text:list-item>
                              <text:p text:style-name="P51">if space &gt;= bound &amp; time &lt; bound → only consider adjacent time step surfaces</text:p>
                            </text:list-item>
                            <text:list-item>
                              <text:p text:style-name="P51">if <text:s text:c="2"/>space &gt;= bound &amp; time &gt;= bound → break</text:p>
                            </text:list-item>
                            <text:list-item>
                              <text:p text:style-name="P51">PROBLEM: with two independent bounds, the cluster would always have same space extension and time extension. <text:span text:style-name="T25">You need to add a global boun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2">May not be optimized, sometimes quite greedy approach, but complexity not first objective</text:p>
        </text:list-item>
        <text:list-item>
          <text:p text:style-name="P51">Possible amelioration: at each growing cluster iteration, consider the neighbor vector which best increases gini index of cluster</text:p>
          <text:list>
            <text:list-item>
              <text:p text:style-name="P51">If no neighbor makes the gini index better → break →<text:span text:style-name="T31"> natural automatic stop</text:span></text:p>
              <text:list>
                <text:list-header>
                  <text:p text:style-name="P51">→<text:span text:style-name="T32"> Would it work? Or gini index always gets bigger when more values?</text:span></text:p>
                </text:list-header>
              </text:list>
            </text:list-item>
            <text:list-item>
              <text:p text:style-name="P53">Since the best improving gini index is selected, clusters grow until <text:span text:style-name="T32">best possible gini index crosses the threshold or</text:span> they reach the size bound</text:p>
            </text:list-item>
            <text:list-item>
              <text:p text:style-name="P54">Maybe gini index is always better when the cluster gets bigger?</text:p>
            </text:list-item>
          </text:list>
        </text:list-item>
      </text:list>
      <text:p text:style-name="P7"><text:soft-page-break/></text:p>
      <text:p text:style-name="P13">To do</text:p>
      <text:list xml:id="list6162533985137170601" text:style-name="L11">
        <text:list-item>
          <text:p text:style-name="P39">Adapt input data processing</text:p>
        </text:list-item>
        <text:list-item>
          <text:p text:style-name="P39">Go clustering ! </text:p>
        </text:list-item>
        <text:list-item>
          <text:p text:style-name="P39">Figure out how to output clusters in Google Earth</text:p>
        </text:list-item>
      </text:list>
      <text:p text:style-name="P67"/>
      <text:p text:style-name="P7"/>
      <text:p text:style-name="P57">Anomaly statistical testing</text:p>
      <text:p text:style-name="P57"><text:span text:style-name="T35"/></text:p>
      <text:p text:style-name="P57"><text:span text:style-name="T34">Files</text:span></text:p>
      <text:list xml:id="list4517239941090104183" text:style-name="L13">
        <text:list-item>
          <text:p text:style-name="P59"><text:span text:style-name="T34">TestStatistic.java</text:span></text:p>
        </text:list-item>
      </text:list>
      <text:p text:style-name="P57"><text:span text:style-name="T34"/></text:p>
      <text:p text:style-name="P57"><text:span text:style-name="T34">TestStatictic.java</text:span></text:p>
      <text:list xml:id="list6319435840736632231" text:style-name="L14">
        <text:list-item>
          <text:p text:style-name="P63"><text:span text:style-name="T12">Function </text:span><text:span text:style-name="T13">getLocalStat</text:span></text:p>
          <text:list>
            <text:list-item>
              <text:p text:style-name="P66"><text:span text:style-name="T12">output: Vector&lt;Anomaly&gt;</text:span></text:p>
              <text:list>
                <text:list-item>
                  <text:p text:style-name="P66"><text:span text:style-name="T12">Anomaly is an object with cluster, neighbors, statValue</text:span></text:p>
                </text:list-item>
              </text:list>
            </text:list-item>
            <text:list-item>
              <text:p text:style-name="P61"><text:span text:style-name="T12">Computes sum of cluster values: regionSum</text:span></text:p>
            </text:list-item>
            <text:list-item>
              <text:p text:style-name="P61"><text:span text:style-name="T12">Computes sum of neighborhood values excluding cluster: ComplementSum</text:span></text:p>
            </text:list-item>
            <text:list-item>
              <text:p text:style-name="P61"><text:span text:style-name="T12">Computes wholeSum</text:span></text:p>
            </text:list-item>
            <text:list-item>
              <text:p text:style-name="P61"><text:span text:style-name="T12">lambdaR = regionSum / (CELL_BASELINE * clusterValues.size())</text:span></text:p>
            </text:list-item>
            <text:list-item>
              <text:p text:style-name="P61"><text:span text:style-name="T12">statValue = 2 * ((regionSum * Math.log(lambdaR)) + (complementSum * Math.log(lambdaC)) - (wholeSum * Math.log(lambdaG)));</text:span></text:p>
            </text:list-item>
            <text:list-item>
              <text:p text:style-name="P61"><text:span text:style-name="T12">CAREFUL: CELL_BASELINE specified by expert on their particular dataset → not inferred from data</text:span></text:p>
            </text:list-item>
            <text:list-item>
              <text:p text:style-name="P62"><text:span text:style-name="T12">CHECKED: CELL_BASELINE has no influence since it gets cancelled in the calculation </text:span></text:p>
              <text:list>
                <text:list-item>
                  <text:p text:style-name="P62"><text:span text:style-name="T12">We get the result of Pang with MLE. Remark: MLE gives empirical mean to estimate parameter of iid Poisson distribution</text:span></text:p>
                </text:list-item>
              </text:list>
            </text:list-item>
          </text:list>
        </text:list-item>
        <text:list-item>
          <text:p text:style-name="P63"><text:span text:style-name="T12">Function findNeighbors</text:span></text:p>
          <text:list>
            <text:list-item>
              <text:p text:style-name="P63"><text:span text:style-name="T12">Outputs the local neighborhood </text:span><text:span text:style-name="T14">(excluding cluster) </text:span><text:span text:style-name="T12">to which the cluster is compared</text:span></text:p>
            </text:list-item>
            <text:list-item>
              <text:p text:style-name="P64"><text:span text:style-name="T12">Neighborhood = </text:span><text:span text:style-name="T17">padValue = </text:span><text:span text:style-name="T12">2-cell large region around cluster, same distance used for space and time</text:span></text:p>
            </text:list-item>
            <text:list-item>
              <text:p text:style-name="P65"><text:span text:style-name="T15">Remark</text:span><text:span text:style-name="T16">: </text:span><text:span text:style-name="T15">different values could be used for space and time</text:span></text:p>
              <text:list>
                <text:list-item>
                  <text:p text:style-name="P65"><text:span text:style-name="T16">Big changes may occur in 2/3 steps of time (3pm very different from 6pm under normal model)</text:span></text:p>
                </text:list-item>
                <text:list-item>
                  <text:p text:style-name="P65"><text:span text:style-name="T16">Changes are less brutal in space for a small grid-size = under normal model, there is little difference between cells separated by 50m, 100m, 150m (approx.)</text:span></text:p>
                </text:list-item>
              </text:list>
            </text:list-item>
          </text:list>
        </text:list-item>
      </text:list>
      <text:p text:style-name="P57"><text:span text:style-name="T34"/></text:p>
      <text:p text:style-name="P58"><text:span text:style-name="T34">dumpAnomalies</text:span></text:p>
      <text:list xml:id="list5943991264955354602" text:style-name="L15">
        <text:list-item>
          <text:p text:style-name="P60"><text:span text:style-name="T34">Output anomalies </text:span><text:span text:style-name="T36">in txt file </text:span><text:span text:style-name="T37">AnomalyCells_gini.txt </text:span><text:span text:style-name="T36">as</text:span></text:p>
          <text:list>
            <text:list-item>
              <text:p text:style-name="P55"><text:span text:style-name="T34">Anomaly cluster’s cells <text:s text:c="4"/>/ <text:s text:c="4"/>Neighborhood’s cells <text:s text:c="2"/>/ <text:s/>Anomaly statValue</text:span></text:p>
            </text:list-item>
            <text:list-item>
              <text:p text:style-name="P56"><text:span text:style-name="T30">No ordering of anomalies when reported</text:span></text:p>
            </text:list-item>
          </text:list>
        </text:list-item>
      </text:list>
      <text:p text:style-name="P67"/>
      <text:p text:style-name="P7"/>
      <text:p text:style-name="P12">Questions</text:p>
      <text:list xml:id="list425757670935119038" text:style-name="L12">
        <text:list-item>
          <text:p text:style-name="P40">ST clustering?</text:p>
        </text:list-item>
        <text:list-item>
          <text:p text:style-name="P41">How does gini index evolves with growing cluster?</text:p>
          <text:list>
            <text:list-item>
              <text:p text:style-name="P41"><text:soft-page-break/>When cluster gets bigger, can the gini index decrease?</text:p>
            </text:list-item>
            <text:list-item>
              <text:p text:style-name="P41">Is it unrealistic to think that you can get the gini index to decrease at each growing step</text:p>
              <text:list>
                <text:list-header>
                  <text:p text:style-name="P41">→ Remark: cluster of single size may have perfect homogeneity, so the cluster would not grow if it has to capture another point</text:p>
                  <text:p text:style-name="P41">→ does it still holds from 2 points cluster to 3, etc?</text:p>
                  <text:p text:style-name="P41">→ Probably not stable, which would be the reason why Telang chose fixed gini index threshold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Monospace" svg:font-family="Monospace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2:28:20.538564312</meta:creation-date>
    <meta:generator>LibreOffice/5.1.4.2$Linux_X86_64 LibreOffice_project/10m0$Build-2</meta:generator>
    <dc:date>2016-08-11T18:30:50.570180004</dc:date>
    <meta:editing-duration>PT5H32M26S</meta:editing-duration>
    <meta:editing-cycles>38</meta:editing-cycles>
    <meta:document-statistic meta:table-count="0" meta:image-count="0" meta:object-count="0" meta:page-count="4" meta:paragraph-count="115" meta:word-count="1057" meta:character-count="6270" meta:non-whitespace-character-count="5408"/>
  </office:meta>
</office:document-meta>
</file>